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701,111,782,775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651,472,946,374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,294,797,980,509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,103,587,813,812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,039,127,446,298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856,722,121,394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827,637,859,135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823,049,927,771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675,615,335,600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341,886,602,798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198,895,582,137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216,735,441,524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940,259,888,792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20,381,595,512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09,148,514,804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07,699,285,433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14,937,948,870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85,441,014,538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68,394,937,262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58,820,417,337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21,351,477,504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15,867,753,863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92,897,054,34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18:33.582202271</dc:date>
    <meta:editing-duration>PT3H10M39S</meta:editing-duration>
    <meta:editing-cycles>76</meta:editing-cycles>
    <meta:generator>LibreOffice/7.2.6.2$Linux_X86_64 LibreOffice_project/20$Build-2</meta:generator>
    <meta:document-statistic meta:table-count="1" meta:cell-count="48" meta:object-count="0"/>
  </office:meta>
</office:document-meta>
</file>